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sans-serif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5.7cm" style:rel-width="100%" fo:margin-left="0cm" table:align="left"/>
    </style:style>
    <style:style style:name="Tabela1.A" style:family="table-column">
      <style:table-column-properties style:column-width="5.138cm" style:rel-column-width="2911*"/>
    </style:style>
    <style:style style:name="Tabela1.B" style:family="table-column">
      <style:table-column-properties style:column-width="5.399cm" style:rel-column-width="3059*"/>
    </style:style>
    <style:style style:name="Tabela1.C" style:family="table-column">
      <style:table-column-properties style:column-width="4.399cm" style:rel-column-width="2492*"/>
    </style:style>
    <style:style style:name="Tabela1.D" style:family="table-column">
      <style:table-column-properties style:column-width="2.274cm" style:rel-column-width="1288*"/>
    </style:style>
    <style:style style:name="Tabela1.E" style:family="table-column">
      <style:table-column-properties style:column-width="2.401cm" style:rel-column-width="1360*"/>
    </style:style>
    <style:style style:name="Tabela1.F" style:family="table-column">
      <style:table-column-properties style:column-width="6.089cm" style:rel-column-width="3450*"/>
    </style:style>
    <style:style style:name="Tabela1.A1" style:family="table-cell">
      <style:table-cell-properties fo:background-color="#323e4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E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F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E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F3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Normal">
      <style:paragraph-properties fo:text-align="center" style:justify-single-word="false" fo:hyphenation-ladder-count="no-limit" style:vertical-align="auto"/>
      <style:text-properties fo:color="#ffffff" style:font-name="Calibri" fo:font-size="11pt" fo:font-weight="bold" style:letter-kerning="false" style:font-name-asian="Times New Roman" style:font-size-asian="11pt" style:language-asian="pt" style:country-asian="PT" style:font-weight-asian="bold" style:font-name-complex="Calibri" style:language-complex="ar" style:country-complex="SA" fo:hyphenate="true"/>
    </style:style>
    <style:style style:name="P3" style:family="paragraph" style:parent-style-name="Normal">
      <style:paragraph-properties fo:text-align="center" style:justify-single-word="false" fo:hyphenation-ladder-count="no-limit" style:vertical-align="auto"/>
      <style:text-properties fo:color="#ffffff" style:font-name="Calibri" fo:font-size="11pt" fo:font-weight="bold" style:letter-kerning="false" style:font-name-asian="Times New Roman" style:font-size-asian="11pt" style:language-asian="pt" style:country-asian="PT" style:font-weight-asian="bold" style:font-name-complex="Calibri" style:language-complex="ar" style:country-complex="SA" style:font-weight-complex="bold" fo:hyphenate="true"/>
    </style:style>
    <style:style style:name="P4" style:family="paragraph" style:parent-style-name="Normal">
      <style:paragraph-properties fo:hyphenation-ladder-count="no-limit" style:vertical-align="auto"/>
      <style:text-properties fo:color="#000000" style:font-name="Calibri" fo:font-size="11pt" fo:language="en" fo:country="US" style:letter-kerning="false" style:font-name-asian="Times New Roman" style:font-size-asian="11pt" style:language-asian="pt" style:country-asian="PT" style:font-name-complex="Calibri" style:language-complex="ar" style:country-complex="SA" fo:hyphenate="true"/>
    </style:style>
    <style:style style:name="P5" style:family="paragraph" style:parent-style-name="Normal">
      <style:paragraph-properties fo:hyphenation-ladder-count="no-limit" style:vertical-align="auto"/>
      <style:text-properties fo:color="#000000" style:font-name="Calibri" fo:font-size="11pt" fo:language="en" fo:country="US" style:letter-kerning="false" style:font-name-asian="Times New Roman" style:font-size-asian="11pt" style:language-asian="pt" style:country-asian="PT" style:font-name-complex="Calibri" style:language-complex="ar" style:country-complex="SA" style:font-weight-complex="bold" fo:hyphenate="true"/>
    </style:style>
    <style:style style:name="P6" style:family="paragraph" style:parent-style-name="Normal">
      <style:paragraph-properties fo:text-align="center" style:justify-single-word="false" fo:hyphenation-ladder-count="no-limit" style:vertical-align="auto"/>
      <style:text-properties fo:color="#000000" style:font-name="Calibri" fo:font-size="11pt" fo:language="en" fo:country="US" style:letter-kerning="false" style:font-name-asian="Times New Roman" style:font-size-asian="11pt" style:language-asian="pt" style:country-asian="PT" style:font-name-complex="Calibri" style:language-complex="ar" style:country-complex="SA" style:font-weight-complex="bold" fo:hyphenate="true"/>
    </style:style>
    <style:style style:name="P7" style:family="paragraph" style:parent-style-name="Normal">
      <style:paragraph-properties fo:hyphenation-ladder-count="no-limit" style:vertical-align="auto"/>
      <style:text-properties fo:color="#000000" style:font-name="Calibri" fo:font-size="11pt" style:letter-kerning="false" style:font-name-asian="Times New Roman" style:font-size-asian="11pt" style:language-asian="pt" style:country-asian="PT" style:font-name-complex="Calibri" style:language-complex="ar" style:country-complex="SA" style:font-weight-complex="bold" fo:hyphenate="true"/>
    </style:style>
    <style:style style:name="P8" style:family="paragraph" style:parent-style-name="Normal">
      <style:paragraph-properties fo:text-align="center" style:justify-single-word="false" fo:hyphenation-ladder-count="no-limit" style:vertical-align="auto"/>
      <style:text-properties fo:hyphenate="true"/>
    </style:style>
    <style:style style:name="P9" style:family="paragraph" style:parent-style-name="Normal">
      <style:paragraph-properties fo:hyphenation-ladder-count="no-limit" style:vertical-align="auto"/>
      <style:text-properties fo:hyphenate="true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Text_20_body" style:master-page-name="MP0">
      <loext:graphic-properties draw:fill="solid" draw:fill-color="#215868" draw:opacity="100%"/>
      <style:paragraph-properties style:page-number="auto" fo:break-before="page" fo:background-color="#215868"/>
      <style:text-properties fo:color="#daeef3" fo:font-size="22pt" fo:language="en" fo:country="US" fo:font-weight="bold" fo:background-color="#215868" style:font-size-asian="22pt" style:font-weight-asian="bold" style:font-size-complex="22pt" style:font-weight-complex="bold"/>
    </style:style>
    <style:style style:name="T1" style:family="text">
      <style:text-properties style:font-name="Arial" fo:font-size="7pt" fo:language="fr" fo:country="FR" style:font-size-asian="7pt"/>
    </style:style>
    <style:style style:name="T2" style:family="text">
      <style:text-properties fo:color="#000000" style:font-name="Calibri" fo:font-size="11pt" fo:language="en" fo:country="US" style:letter-kerning="false" style:font-name-asian="Times New Roman" style:font-size-asian="11pt" style:language-asian="pt" style:country-asian="PT" style:font-name-complex="Calibri" style:language-complex="ar" style:country-complex="SA" style:font-weight-complex="bold"/>
    </style:style>
    <style:style style:name="T3" style:family="text">
      <style:text-properties fo:language="en" fo:country="US"/>
    </style:style>
    <style:style style:name="T4" style:family="text">
      <style:text-properties officeooo:rsid="0008b2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lan list (domains, areas and issues)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">Domain</text:p>
          </table:table-cell>
          <table:table-cell table:style-name="Tabela1.A1" office:value-type="string">
            <text:p text:style-name="P3">Area</text:p>
          </table:table-cell>
          <table:table-cell table:style-name="Tabela1.A1" office:value-type="string">
            <text:p text:style-name="P3">Issue</text:p>
          </table:table-cell>
          <table:table-cell table:style-name="Tabela1.A1" office:value-type="string">
            <text:p text:style-name="P3">Risks (weight)</text:p>
          </table:table-cell>
          <table:table-cell table:style-name="Tabela1.A1" office:value-type="string">
            <text:p text:style-name="P3">Include in audit</text:p>
          </table:table-cell>
          <table:table-cell table:style-name="Tabela1.A1" office:value-type="string">
            <text:p text:style-name="P3">Reasons, risks and remarks</text:p>
          </table:table-cell>
        </table:table-row>
        <table:table-row>
          <table:table-cell table:style-name="Tabela1.A2" office:value-type="string">
            <text:p text:style-name="P4">{d[i].Domain}</text:p>
          </table:table-cell>
          <table:table-cell table:style-name="Tabela1.B2" office:value-type="string">
            <text:p text:style-name="P7">({d[i].PluginId}) {d[i].Area}</text:p>
          </table:table-cell>
          <table:table-cell table:style-name="Tabela1.C2" office:value-type="string">
            <text:p text:style-name="P5">{d[i].Issue}</text:p>
          </table:table-cell>
          <table:table-cell table:style-name="Tabela1.D2" office:value-type="string">
            <text:p text:style-name="P6">{d[i].Risk}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{d[i].</text:span></text:span><text:span text:style-name="Tipo_20_de_20_letra_20_predefinido_20_do_20_parágrafo"><text:span text:style-name="T3"> </text:span></text:span><text:span text:style-name="Tipo_20_de_20_letra_20_predefinido_20_do_20_parágrafo"><text:span text:style-name="T2">Selected}</text:span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{d[i].</text:span></text:span><text:span text:style-name="Tipo_20_de_20_letra_20_predefinido_20_do_20_parágrafo"><text:span text:style-name="T3"> </text:span></text:span><text:span text:style-name="Tipo_20_de_20_letra_20_predefinido_20_do_20_parágrafo"><text:span text:style-name="T2">Remarks}</text:span></text:span></text:p>
          </table:table-cell>
        </table:table-row>
        <table:table-row>
          <table:table-cell table:style-name="Tabela1.A3" office:value-type="string">
            <text:p text:style-name="P4">{d[i+1].Domain}</text:p>
          </table:table-cell>
          <table:table-cell table:style-name="Tabela1.B3" office:value-type="string">
            <text:p text:style-name="P7">({d[i+1].PluginId}) {d[i+1].Area}</text:p>
          </table:table-cell>
          <table:table-cell table:style-name="Tabela1.C3" office:value-type="string">
            <text:p text:style-name="P5">{d[i+1].Issue}</text:p>
          </table:table-cell>
          <table:table-cell table:style-name="Tabela1.D3" office:value-type="string">
            <text:p text:style-name="P6">{d[i+1].Risk}</text:p>
          </table:table-cell>
          <table:table-cell table:style-name="Tabela1.E3" office:value-type="string">
            <text:p text:style-name="P8"><text:span text:style-name="Tipo_20_de_20_letra_20_predefinido_20_do_20_parágrafo"><text:span text:style-name="T2">{d[i+1].</text:span></text:span><text:span text:style-name="Tipo_20_de_20_letra_20_predefinido_20_do_20_parágrafo"><text:span text:style-name="T3"> </text:span></text:span><text:span text:style-name="Tipo_20_de_20_letra_20_predefinido_20_do_20_parágrafo"><text:span text:style-name="T2">Selected}</text:span></text:span></text:p>
          </table:table-cell>
          <table:table-cell table:style-name="Tabela1.F3" office:value-type="string">
            <text:p text:style-name="P9"><text:span text:style-name="Tipo_20_de_20_letra_20_predefinido_20_do_20_parágrafo"><text:span text:style-name="T2">{d[i+1].</text:span></text:span><text:span text:style-name="Tipo_20_de_20_letra_20_predefinido_20_do_20_parágrafo"><text:span text:style-name="T3"> </text:span></text:span><text:span text:style-name="Tipo_20_de_20_letra_20_predefinido_20_do_20_parágrafo"><text:span text:style-name="T2">Remarks}</text:span>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sans-serif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po_20_de_20_letra_20_predefinido_20_do_20_parágrafo" style:display-name="Tipo de letra predefinido do parágraf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end" style:justify-single-word="false"/>
    </style:style>
    <style:style style:name="MT1" style:family="text">
      <style:text-properties style:font-name="Arial" fo:font-size="7pt" fo:language="fr" fo:country="FR" style:font-size-asian="7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Tipo_20_de_20_letra_20_predefinido_20_do_20_parágrafo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initial-creator>Joao Cardoso</meta:initial-creator>
    <meta:creation-date>2019-09-21T22:51:00Z</meta:creation-date>
    <dc:date>2019-10-15T22:12:00.704000000</dc:date>
    <meta:editing-cycles>4</meta:editing-cycles>
    <meta:editing-duration>PT2M37S</meta:editing-duration>
    <meta:document-statistic meta:table-count="1" meta:image-count="0" meta:object-count="0" meta:page-count="1" meta:paragraph-count="20" meta:word-count="37" meta:character-count="315" meta:non-whitespace-character-count="298"/>
    <meta:template xlink:type="simple" xlink:actuate="onRequest" xlink:title="" xlink:href="Normal.dotm"/>
  </office:meta>
</office:document-meta>
</file>